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010cef4" officeooo:paragraph-rsid="0010cef4"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0cef4" officeooo:paragraph-rsid="0010cef4"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2459e" officeooo:paragraph-rsid="0012459e" style:font-weight-asian="bold" style:font-weight-complex="bold"/>
    </style:style>
    <style:style style:name="P4" style:family="paragraph" style:parent-style-name="Standard">
      <style:text-properties style:text-underline-style="none" fo:font-weight="bold" officeooo:rsid="0010cef4" officeooo:paragraph-rsid="00119e97" style:font-weight-asian="bold" style:font-weight-complex="bold"/>
    </style:style>
    <style:style style:name="P5" style:family="paragraph" style:parent-style-name="Standard">
      <style:text-properties style:text-underline-style="none" fo:font-weight="bold" officeooo:rsid="00119e97" officeooo:paragraph-rsid="00119e97" style:font-weight-asian="bold" style:font-weight-complex="bold"/>
    </style:style>
    <style:style style:name="P6" style:family="paragraph" style:parent-style-name="Standard" style:list-style-name="L1">
      <style:text-properties style:text-underline-style="none" fo:font-weight="bold" officeooo:rsid="0013ef5a" officeooo:paragraph-rsid="0013ef5a" style:font-weight-asian="bold" style:font-weight-complex="bold"/>
    </style:style>
    <style:style style:name="P7" style:family="paragraph" style:parent-style-name="Standard" style:list-style-name="L1">
      <style:text-properties style:text-underline-style="none" fo:font-weight="bold" officeooo:rsid="00179b9d" officeooo:paragraph-rsid="00179b9d" style:font-weight-asian="bold" style:font-weight-complex="bold"/>
    </style:style>
    <style:style style:name="P8" style:family="paragraph" style:parent-style-name="Standard">
      <style:text-properties style:text-underline-style="none" fo:font-weight="bold" officeooo:rsid="00179b9d" officeooo:paragraph-rsid="00179b9d" style:font-weight-asian="bold" style:font-weight-complex="bold"/>
    </style:style>
    <style:style style:name="P9" style:family="paragraph" style:parent-style-name="Standard">
      <style:text-properties style:text-underline-style="none" fo:font-weight="bold" officeooo:rsid="0018f13a" officeooo:paragraph-rsid="0018f13a"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8085" style:font-weight-asian="normal" style:font-weight-complex="normal"/>
    </style:style>
    <style:style style:name="T3" style:family="text">
      <style:text-properties style:text-underline-style="solid" style:text-underline-width="auto" style:text-underline-color="font-color" fo:font-weight="normal" officeooo:rsid="00119e97"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8f13a"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Design Document for: <text:span text:style-name="T1">LettuceGO (may change name later)</text:span></text:p>
      <text:p text:style-name="P1"><text:span text:style-name="T1"/></text:p>
      <text:p text:style-name="P2"><text:span text:style-name="T1">Hook:</text:span></text:p>
      <text:p text:style-name="P1"><text:span text:style-name="T1">The world is being overrun by vegetation (plants, food, etc) that have been infected by mold and fungus. </text:span><text:span text:style-name="T2">In order to combat the mold and fungus, humans have created special robots capable of neutralizing the enemies.</text:span></text:p>
      <text:p text:style-name="P1"><text:span text:style-name="T1"/></text:p>
      <text:p text:style-name="P2"><text:span text:style-name="T1">Gameplay:</text:span></text:p>
      <text:p text:style-name="P4"><text:span text:style-name="T1">You play as a robot in this </text:span>Topdown Shooter <text:span text:style-name="T1">game and you essentially try to survive for as long as possible (plays like a zombie game, </text:span><text:span text:style-name="T2">e.g. Cod Blackops</text:span><text:span text:style-name="T1">).</text:span></text:p>
      <text:p text:style-name="P4"><text:span text:style-name="T1"/></text:p>
      <text:p text:style-name="P4"><text:span text:style-name="T3">Main Idea:</text:span><text:span text:style-name="T1"> </text:span></text:p>
      <text:p text:style-name="P5"><text:span text:style-name="T1">The world is infinite. You start at the very center of the map where the vegetation is the most preserved. As you travel away from the center, the ground will become more infected with mold/fungus (background color will dynamically change). The further you travel away from the center of the map, the more difficult enemies will be to fight off.</text:span></text:p>
      <text:p text:style-name="P5"><text:span text:style-name="T1"/></text:p>
      <text:p text:style-name="P3"><text:span text:style-name="T1">Other:</text:span></text:p>
      <text:list xml:id="list309953202" text:style-name="L1">
        <text:list-item>
          <text:p text:style-name="P6"><text:span text:style-name="T1">The longer you stay in a certain </text:span><text:span text:style-name="T4">LevelChunk (</text:span><text:span text:style-name="T5">1</text:span><text:span text:style-name="T4">), </text:span><text:span text:style-name="T6">the more infected it gets (more loss of color, harder enemies). The idea behind this is that you’ll have to constantly be moving to stay alive.</text:span></text:p>
        </text:list-item>
        <text:list-item>
          <text:p text:style-name="P7"><text:span text:style-name="T6">Depending on where you are on the map (North, East, South West), the enemies will have different types of damage such as poison, or status conditions. (Optional)</text:span></text:p>
        </text:list-item>
      </text:list>
      <text:p text:style-name="P8"><text:span text:style-name="T6"/></text:p>
      <text:p text:style-name="P8"><text:span text:style-name="T6"/></text:p>
      <text:p text:style-name="P8"><text:span text:style-name="T6"/></text:p>
      <text:p text:style-name="P9"><text:span text:style-name="T6">1. World is made up of LevelChunk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23T17:10:48.803000000</dc:date>
    <meta:editing-duration>PT38M43S</meta:editing-duration>
    <meta:editing-cycles>7</meta:editing-cycles>
    <meta:generator>LibreOffice/7.2.4.1$Windows_X86_64 LibreOffice_project/27d75539669ac387bb498e35313b970b7fe9c4f9</meta:generator>
    <meta:document-statistic meta:table-count="0" meta:image-count="0" meta:object-count="0" meta:page-count="1" meta:paragraph-count="11" meta:word-count="210" meta:character-count="1194" meta:non-whitespace-character-count="996"/>
  </office:meta>
</office:document-meta>
</file>